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MOTORISTA" style:display-name="TABELA_KM_MOTORISTA" style:family="table">
      <style:table-properties style:width="24.634cm" fo:margin-left="0cm" fo:margin-right="0.065cm" fo:margin-top="0cm" fo:margin-bottom="0cm" fo:break-before="auto" fo:break-after="auto" table:align="margins" style:may-break-between-rows="false" style:writing-mode="lr-tb"/>
    </style:style>
    <style:style style:name="TABELA_5f_KM_5f_MOTORISTA.A" style:display-name="TABELA_KM_MOTORISTA.A" style:family="table-column">
      <style:table-column-properties style:column-width="1.836cm" style:rel-column-width="4884*"/>
    </style:style>
    <style:style style:name="TABELA_5f_KM_5f_MOTORISTA.M" style:display-name="TABELA_KM_MOTORISTA.M" style:family="table-column">
      <style:table-column-properties style:column-width="2.604cm" style:rel-column-width="6927*"/>
    </style:style>
    <style:style style:name="TABELA_5f_KM_5f_MOTORISTA.A1" style:display-name="TABELA_KM_MOTORISTA.A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_5f_KM_5f_MOTORISTA.A2" style:display-name="TABELA_KM_MOTORISTA.A2" style:family="table-cell">
      <style:table-cell-properties fo:padding="0.097cm" fo:border-left="0.002cm solid #000000" fo:border-right="none" fo:border-top="none" fo:border-bottom="0.002cm solid #000000"/>
    </style:style>
    <style:style style:name="TABELA_5f_KM_5f_MOTORISTA.M2" style:display-name="TABELA_KM_MOTORISTA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_5f_KM_5f_MOTORISTA.A3" style:display-name="TABELA_KM_MOTORISTA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M3" style:display-name="TABELA_KM_MOTORISTA.M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4" style:display-name="TABELA_KM_MOTORISTA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5" style:display-name="TABELA_KM_MOTORISTA.A5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" style:display-name="TABELA_KM_CENTRO" style:family="table">
      <style:table-properties style:width="24.659cm" fo:margin-left="0cm" fo:margin-right="0.041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6cm" style:rel-column-width="6909*"/>
    </style:style>
    <style:style style:name="TABELA_5f_KM_5f_CENTRO.B" style:display-name="TABELA_KM_CENTRO.B" style:family="table-column">
      <style:table-column-properties style:column-width="1.63cm" style:rel-column-width="4331*"/>
    </style:style>
    <style:style style:name="TABELA_5f_KM_5f_CENTRO.N" style:display-name="TABELA_KM_CENTRO.N" style:family="table-column">
      <style:table-column-properties style:column-width="2.503cm" style:rel-column-width="6654*"/>
    </style:style>
    <style:style style:name="TABELA_5f_KM_5f_CENTRO.A1" style:display-name="TABELA_KM_CENTR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KM_5f_CENTRO.N1" style:display-name="TABELA_KM_CENTRO.N1" style:family="table-cell">
      <style:table-cell-properties fo:padding="0.097cm" fo:border="0.002cm solid #000000"/>
    </style:style>
    <style:style style:name="TABELA_5f_KM_5f_CENTRO.A2" style:display-name="TABELA_KM_CENTRO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padding="0.097cm" fo:border-left="0.002cm solid #000000" fo:border-right="none" fo:border-top="none" fo:border-bottom="0.002cm solid #000000"/>
    </style:style>
    <style:style style:name="TABELA_5f_KM_5f_CENTRO.N3" style:display-name="TABELA_KM_CENTRO.N3" style:family="table-cell">
      <style:table-cell-properties fo:padding="0.097cm" fo:border-left="0.002cm solid #000000" fo:border-right="0.002cm solid #000000" fo:border-top="none" fo:border-bottom="0.002cm solid #000000"/>
    </style:style>
    <style:style style:name="C_5f_KM_5f_TOTAL" style:display-name="C_KM_TOTAL" style:family="table">
      <style:table-properties style:width="24.659cm" fo:margin-left="0cm" fo:margin-right="0.041cm" fo:margin-top="0cm" fo:margin-bottom="0cm" table:align="margins" style:writing-mode="lr-tb"/>
    </style:style>
    <style:style style:name="C_5f_KM_5f_TOTAL.A" style:display-name="C_KM_TOTAL.A" style:family="table-column">
      <style:table-column-properties style:column-width="2.6cm" style:rel-column-width="6909*"/>
    </style:style>
    <style:style style:name="C_5f_KM_5f_TOTAL.B" style:display-name="C_KM_TOTAL.B" style:family="table-column">
      <style:table-column-properties style:column-width="1.63cm" style:rel-column-width="4331*"/>
    </style:style>
    <style:style style:name="C_5f_KM_5f_TOTAL.N" style:display-name="C_KM_TOTAL.N" style:family="table-column">
      <style:table-column-properties style:column-width="2.503cm" style:rel-column-width="6654*"/>
    </style:style>
    <style:style style:name="C_5f_KM_5f_TOTAL.A1" style:display-name="C_KM_TOT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_5f_KM_5f_TOTAL.N1" style:display-name="C_KM_TOTAL.N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354857" style:language-asian="en" style:country-asian="US" style:language-complex="en" style:country-complex="US"/>
    </style:style>
    <style:style style:name="P5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6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51c2b9" style:language-asian="en" style:country-asian="US" style:language-complex="en" style:country-complex="US"/>
    </style:style>
    <style:style style:name="P7" style:family="paragraph" style:parent-style-name="Table_20_Contents">
      <style:text-properties style:use-window-font-color="true" style:font-name="Bitstream Vera Serif" fo:font-size="9pt" fo:font-weight="bold" officeooo:rsid="002a8da0" officeooo:paragraph-rsid="002a8da0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2a8da0" officeooo:paragraph-rsid="002a8da0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2a8da0" officeooo:paragraph-rsid="0051c2b9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5e40" officeooo:paragraph-rsid="00335e40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5e40" officeooo:paragraph-rsid="0051c2b9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use-window-font-color="true" style:font-name="Bitstream Vera Serif" fo:font-size="9pt" fo:font-weight="bold" officeooo:rsid="00335e40" officeooo:paragraph-rsid="003548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c541" officeooo:paragraph-rsid="00354857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use-window-font-color="true" style:font-name="Bitstream Vera Serif" fo:font-size="9pt" fo:font-weight="bold" officeooo:rsid="004cb3fe" officeooo:paragraph-rsid="004cb3fe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50ec32" officeooo:paragraph-rsid="0050ec32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335e40" officeooo:paragraph-rsid="00335e40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335e40" officeooo:paragraph-rsid="0033c541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335e40" officeooo:paragraph-rsid="0051c2b9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4fb772" officeooo:paragraph-rsid="004fb772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4fb772" officeooo:paragraph-rsid="0051c2b9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weight="bold" officeooo:rsid="002a8da0" officeooo:paragraph-rsid="0034d3fd" style:font-weight-asian="bold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23" style:family="paragraph" style:parent-style-name="Standard">
      <style:paragraph-properties fo:text-align="start" style:justify-single-word="false" fo:break-before="page"/>
      <style:text-properties style:use-window-font-color="true" fo:font-size="14pt" fo:language="pt" fo:country="BR" fo:font-weight="bold" officeooo:rsid="00124224" officeooo:paragraph-rsid="00526d39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25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language="pt" fo:country="BR" officeooo:rsid="00124224" officeooo:paragraph-rsid="001d33d7" style:language-asian="en" style:country-asian="US" style:language-complex="en" style:country-complex="US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27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weight="bold" officeooo:rsid="002a8da0" officeooo:paragraph-rsid="001d33d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weight="bold" officeooo:rsid="002a8da0" officeooo:paragraph-rsid="005bc90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fo:font-weight="bold" officeooo:rsid="002a8da0" officeooo:paragraph-rsid="005d2a7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Bitstream Vera Serif" fo:font-size="9pt" fo:font-weight="bold" officeooo:rsid="0057ce2c" officeooo:paragraph-rsid="0057ce2c" style:font-size-asian="9pt" style:font-weight-asian="bold" style:font-size-complex="9pt" style:font-weight-complex="bold"/>
    </style:style>
    <style:style style:name="P31" style:family="paragraph" style:parent-style-name="Table_20_Contents" style:master-page-name="Paisagem_20_personalizada">
      <style:paragraph-properties fo:text-align="center" style:justify-single-word="false" style:page-number="auto" fo:break-before="page"/>
      <style:text-properties officeooo:paragraph-rsid="005d2a79"/>
    </style:style>
    <style:style style:name="P32" style:family="paragraph" style:parent-style-name="Table_20_Contents" style:master-page-name="Paisagem_20_personalizada">
      <style:paragraph-properties fo:text-align="center" style:justify-single-word="false" style:page-number="auto" fo:break-before="page"/>
      <style:text-properties officeooo:paragraph-rsid="0034d3fd"/>
    </style:style>
    <style:style style:name="T1" style:family="text">
      <style:text-properties officeooo:rsid="001d33d7"/>
    </style:style>
    <style:style style:name="T2" style:family="text">
      <style:text-properties fo:font-weight="bold" officeooo:rsid="001d33d7" style:font-weight-asian="bold" style:font-weight-complex="bold"/>
    </style:style>
    <style:style style:name="T3" style:family="text">
      <style:text-properties style:use-window-font-color="true" fo:font-weight="bold" officeooo:rsid="002a8da0" style:font-weight-asian="bold" style:font-weight-complex="bold"/>
    </style:style>
    <style:style style:name="T4" style:family="text">
      <style:text-properties style:use-window-font-color="true" fo:font-weight="bold" officeooo:rsid="0051c2b9" style:font-weight-asian="bold" style:font-weight-complex="bold"/>
    </style:style>
    <style:style style:name="T5" style:family="text">
      <style:text-properties style:use-window-font-color="true" fo:language="pt" fo:country="BR" fo:font-weight="bold" officeooo:rsid="002a8da0" style:language-asian="en" style:country-asian="US" style:font-weight-asian="bold" style:language-complex="en" style:country-complex="US" style:font-weight-complex="bold"/>
    </style:style>
    <style:style style:name="T6" style:family="text">
      <style:text-properties officeooo:rsid="0051c2b9"/>
    </style:style>
    <style:style style:name="T7" style:family="text">
      <style:text-properties officeooo:rsid="00527d4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26"/>
      <text:p text:style-name="P3"/>
      <text:p text:style-name="P3"/>
      <text:p text:style-name="P3"/>
      <text:p text:style-name="P3"/>
      <text:p text:style-name="P3"/>
      <text:p text:style-name="P3">Relatório de </text:p>
      <text:p text:style-name="P3">Quilometragem</text:p>
      <text:p text:style-name="P23"><text:span text:style-name="T7">1. </text:span>Resumo das Estatísticas</text:p>
      <text:p text:style-name="P24"/>
      <text:p text:style-name="P25"><text:span text:style-name="T1">Foram percorridos </text:span><text:span text:style-name="T2">[KM_TOTAL] Km</text:span><text:span text:style-name="T1">.</text:span></text:p>
      <text:p text:style-name="P24"/>
      <text:p text:style-name="P24">Em média, cada motorista percorreu [KM_MEDIA] km.</text:p>
      <text:p text:style-name="P24"/>
      <text:p text:style-name="P24"/>
      <text:p text:style-name="P27"/>
      <text:p text:style-name="P28"/>
      <text:p text:style-name="P31"><text:span text:style-name="T3">Dados de Km </text:span><text:span text:style-name="T5">Rodados</text:span><text:span text:style-name="T3"> </text:span><text:span text:style-name="T4">por motorista </text:span><text:span text:style-name="T3">em [ANO]</text:span></text:p>
      <text:p text:style-name="P29"/>
      <table:table table:name="TABELA_KM_MOTORISTA" table:style-name="TABELA_5f_KM_5f_MOTORISTA">
        <table:table-column table:style-name="TABELA_5f_KM_5f_MOTORISTA.A" table:number-columns-repeated="12"/>
        <table:table-column table:style-name="TABELA_5f_KM_5f_MOTORISTA.M"/>
        <table:table-row>
          <table:table-cell table:style-name="TABELA_5f_KM_5f_MOTORISTA.A1" table:number-columns-spanned="13" office:value-type="string">
            <text:p text:style-name="P30">[NOM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_5f_KM_5f_MOTORISTA.A2" office:value-type="string">
            <text:p text:style-name="P9">Jan.</text:p>
          </table:table-cell>
          <table:table-cell table:style-name="TABELA_5f_KM_5f_MOTORISTA.A2" office:value-type="string">
            <text:p text:style-name="P9">Fev.</text:p>
          </table:table-cell>
          <table:table-cell table:style-name="TABELA_5f_KM_5f_MOTORISTA.A2" office:value-type="string">
            <text:p text:style-name="P9">Mar.</text:p>
          </table:table-cell>
          <table:table-cell table:style-name="TABELA_5f_KM_5f_MOTORISTA.A2" office:value-type="string">
            <text:p text:style-name="P9">Abr.</text:p>
          </table:table-cell>
          <table:table-cell table:style-name="TABELA_5f_KM_5f_MOTORISTA.A2" office:value-type="string">
            <text:p text:style-name="P9">Maio</text:p>
          </table:table-cell>
          <table:table-cell table:style-name="TABELA_5f_KM_5f_MOTORISTA.A2" office:value-type="string">
            <text:p text:style-name="P9">Jun.</text:p>
          </table:table-cell>
          <table:table-cell table:style-name="TABELA_5f_KM_5f_MOTORISTA.A2" office:value-type="string">
            <text:p text:style-name="P9">Jul.</text:p>
          </table:table-cell>
          <table:table-cell table:style-name="TABELA_5f_KM_5f_MOTORISTA.A2" office:value-type="string">
            <text:p text:style-name="P9">Ago.</text:p>
          </table:table-cell>
          <table:table-cell table:style-name="TABELA_5f_KM_5f_MOTORISTA.A2" office:value-type="string">
            <text:p text:style-name="P9">Set.</text:p>
          </table:table-cell>
          <table:table-cell table:style-name="TABELA_5f_KM_5f_MOTORISTA.A2" office:value-type="string">
            <text:p text:style-name="P11">Out.</text:p>
          </table:table-cell>
          <table:table-cell table:style-name="TABELA_5f_KM_5f_MOTORISTA.A2" office:value-type="string">
            <text:p text:style-name="P11">Nov.</text:p>
          </table:table-cell>
          <table:table-cell table:style-name="TABELA_5f_KM_5f_MOTORISTA.A2" office:value-type="string">
            <text:p text:style-name="P11">Dez.</text:p>
          </table:table-cell>
          <table:table-cell table:style-name="TABELA_5f_KM_5f_MOTORISTA.M2" office:value-type="string">
            <text:p text:style-name="P11">Total</text:p>
          </table:table-cell>
        </table:table-row>
        <table:table-row>
          <table:table-cell table:style-name="TABELA_5f_KM_5f_MOTORISTA.A3" office:value-type="string">
            <text:p text:style-name="P18">[1]</text:p>
          </table:table-cell>
          <table:table-cell table:style-name="TABELA_5f_KM_5f_MOTORISTA.A3" office:value-type="string">
            <text:p text:style-name="P20">[2]</text:p>
          </table:table-cell>
          <table:table-cell table:style-name="TABELA_5f_KM_5f_MOTORISTA.A3" office:value-type="string">
            <text:p text:style-name="P20">[3]</text:p>
          </table:table-cell>
          <table:table-cell table:style-name="TABELA_5f_KM_5f_MOTORISTA.A3" office:value-type="string">
            <text:p text:style-name="P20">[4]</text:p>
          </table:table-cell>
          <table:table-cell table:style-name="TABELA_5f_KM_5f_MOTORISTA.A3" office:value-type="string">
            <text:p text:style-name="P20">[5]</text:p>
          </table:table-cell>
          <table:table-cell table:style-name="TABELA_5f_KM_5f_MOTORISTA.A3" office:value-type="string">
            <text:p text:style-name="P20">[6]</text:p>
          </table:table-cell>
          <table:table-cell table:style-name="TABELA_5f_KM_5f_MOTORISTA.A3" office:value-type="string">
            <text:p text:style-name="P20">[7]</text:p>
          </table:table-cell>
          <table:table-cell table:style-name="TABELA_5f_KM_5f_MOTORISTA.A3" office:value-type="string">
            <text:p text:style-name="P20">[8]</text:p>
          </table:table-cell>
          <table:table-cell table:style-name="TABELA_5f_KM_5f_MOTORISTA.A3" office:value-type="string">
            <text:p text:style-name="P20">[9]</text:p>
          </table:table-cell>
          <table:table-cell table:style-name="TABELA_5f_KM_5f_MOTORISTA.A3" office:value-type="string">
            <text:p text:style-name="P20">[10]</text:p>
          </table:table-cell>
          <table:table-cell table:style-name="TABELA_5f_KM_5f_MOTORISTA.A3" office:value-type="string">
            <text:p text:style-name="P20">[11]</text:p>
          </table:table-cell>
          <table:table-cell table:style-name="TABELA_5f_KM_5f_MOTORISTA.A3" office:value-type="string">
            <text:p text:style-name="P20">[12]</text:p>
          </table:table-cell>
          <table:table-cell table:style-name="TABELA_5f_KM_5f_MOTORISTA.M3" office:value-type="string">
            <text:p text:style-name="P20">[TOTAL_<text:span text:style-name="T6">M</text:span>]</text:p>
          </table:table-cell>
        </table:table-row>
        <table:table-row>
          <table:table-cell table:style-name="TABELA_5f_KM_5f_MOTORISTA.A4" table:number-columns-spanned="13" office:value-type="string">
            <text:p text:style-name="P30">[NOM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_5f_KM_5f_MOTORISTA.A5" office:value-type="string">
            <text:p text:style-name="P9">Jan.</text:p>
          </table:table-cell>
          <table:table-cell table:style-name="TABELA_5f_KM_5f_MOTORISTA.A5" office:value-type="string">
            <text:p text:style-name="P9">Fev.</text:p>
          </table:table-cell>
          <table:table-cell table:style-name="TABELA_5f_KM_5f_MOTORISTA.A5" office:value-type="string">
            <text:p text:style-name="P9">Mar.</text:p>
          </table:table-cell>
          <table:table-cell table:style-name="TABELA_5f_KM_5f_MOTORISTA.A5" office:value-type="string">
            <text:p text:style-name="P9">Abr.</text:p>
          </table:table-cell>
          <table:table-cell table:style-name="TABELA_5f_KM_5f_MOTORISTA.A5" office:value-type="string">
            <text:p text:style-name="P9">Maio</text:p>
          </table:table-cell>
          <table:table-cell table:style-name="TABELA_5f_KM_5f_MOTORISTA.A5" office:value-type="string">
            <text:p text:style-name="P9">Jun.</text:p>
          </table:table-cell>
          <table:table-cell table:style-name="TABELA_5f_KM_5f_MOTORISTA.A5" office:value-type="string">
            <text:p text:style-name="P9">Jul.</text:p>
          </table:table-cell>
          <table:table-cell table:style-name="TABELA_5f_KM_5f_MOTORISTA.A5" office:value-type="string">
            <text:p text:style-name="P9">Ago.</text:p>
          </table:table-cell>
          <table:table-cell table:style-name="TABELA_5f_KM_5f_MOTORISTA.A5" office:value-type="string">
            <text:p text:style-name="P9">Set.</text:p>
          </table:table-cell>
          <table:table-cell table:style-name="TABELA_5f_KM_5f_MOTORISTA.A5" office:value-type="string">
            <text:p text:style-name="P11">Out.</text:p>
          </table:table-cell>
          <table:table-cell table:style-name="TABELA_5f_KM_5f_MOTORISTA.A5" office:value-type="string">
            <text:p text:style-name="P11">Nov.</text:p>
          </table:table-cell>
          <table:table-cell table:style-name="TABELA_5f_KM_5f_MOTORISTA.A5" office:value-type="string">
            <text:p text:style-name="P11">Dez.</text:p>
          </table:table-cell>
          <table:table-cell table:style-name="TABELA_5f_KM_5f_MOTORISTA.A4" office:value-type="string">
            <text:p text:style-name="P11">Total</text:p>
          </table:table-cell>
        </table:table-row>
        <table:table-row>
          <table:table-cell table:style-name="TABELA_5f_KM_5f_MOTORISTA.A5" office:value-type="string">
            <text:p text:style-name="P18">[1]</text:p>
          </table:table-cell>
          <table:table-cell table:style-name="TABELA_5f_KM_5f_MOTORISTA.A5" office:value-type="string">
            <text:p text:style-name="P20">[2]</text:p>
          </table:table-cell>
          <table:table-cell table:style-name="TABELA_5f_KM_5f_MOTORISTA.A5" office:value-type="string">
            <text:p text:style-name="P20">[3]</text:p>
          </table:table-cell>
          <table:table-cell table:style-name="TABELA_5f_KM_5f_MOTORISTA.A5" office:value-type="string">
            <text:p text:style-name="P20">[4]</text:p>
          </table:table-cell>
          <table:table-cell table:style-name="TABELA_5f_KM_5f_MOTORISTA.A5" office:value-type="string">
            <text:p text:style-name="P20">[5]</text:p>
          </table:table-cell>
          <table:table-cell table:style-name="TABELA_5f_KM_5f_MOTORISTA.A5" office:value-type="string">
            <text:p text:style-name="P20">[6]</text:p>
          </table:table-cell>
          <table:table-cell table:style-name="TABELA_5f_KM_5f_MOTORISTA.A5" office:value-type="string">
            <text:p text:style-name="P20">[7]</text:p>
          </table:table-cell>
          <table:table-cell table:style-name="TABELA_5f_KM_5f_MOTORISTA.A5" office:value-type="string">
            <text:p text:style-name="P20">[8]</text:p>
          </table:table-cell>
          <table:table-cell table:style-name="TABELA_5f_KM_5f_MOTORISTA.A5" office:value-type="string">
            <text:p text:style-name="P20">[9]</text:p>
          </table:table-cell>
          <table:table-cell table:style-name="TABELA_5f_KM_5f_MOTORISTA.A5" office:value-type="string">
            <text:p text:style-name="P20">[10]</text:p>
          </table:table-cell>
          <table:table-cell table:style-name="TABELA_5f_KM_5f_MOTORISTA.A5" office:value-type="string">
            <text:p text:style-name="P20">[11]</text:p>
          </table:table-cell>
          <table:table-cell table:style-name="TABELA_5f_KM_5f_MOTORISTA.A5" office:value-type="string">
            <text:p text:style-name="P20">[12]</text:p>
          </table:table-cell>
          <table:table-cell table:style-name="TABELA_5f_KM_5f_MOTORISTA.A4" office:value-type="string">
            <text:p text:style-name="P20">[TOTAL_<text:span text:style-name="T6">M</text:span>]</text:p>
          </table:table-cell>
        </table:table-row>
      </table:table>
      <text:p text:style-name="P6"/>
      <text:p text:style-name="P32"><text:span text:style-name="T3">Dados de Km </text:span><text:span text:style-name="T5">Rodados</text:span><text:span text:style-name="T3"> </text:span><text:span text:style-name="T4">por centro </text:span><text:span text:style-name="T3">em [ANO]</text:span></text:p>
      <text:p text:style-name="P21"/>
      <table:table table:name="TABELA_KM_CENTRO" table:style-name="TABELA_5f_KM_5f_CENTRO">
        <table:table-column table:style-name="TABELA_5f_KM_5f_CENTRO.A"/>
        <table:table-column table:style-name="TABELA_5f_KM_5f_CENTRO.B" table:number-columns-repeated="12"/>
        <table:table-column table:style-name="TABELA_5f_KM_5f_CENTRO.N"/>
        <table:table-header-rows>
          <table:table-row>
            <table:table-cell table:style-name="TABELA_5f_KM_5f_CENTRO.A1" office:value-type="string">
              <text:p text:style-name="P7">Centro</text:p>
            </table:table-cell>
            <table:table-cell table:style-name="TABELA_5f_KM_5f_CENTRO.A1" office:value-type="string">
              <text:p text:style-name="P8">Jan.</text:p>
            </table:table-cell>
            <table:table-cell table:style-name="TABELA_5f_KM_5f_CENTRO.A1" office:value-type="string">
              <text:p text:style-name="P8">Fev.</text:p>
            </table:table-cell>
            <table:table-cell table:style-name="TABELA_5f_KM_5f_CENTRO.A1" office:value-type="string">
              <text:p text:style-name="P8">Mar.</text:p>
            </table:table-cell>
            <table:table-cell table:style-name="TABELA_5f_KM_5f_CENTRO.A1" office:value-type="string">
              <text:p text:style-name="P8">Abr.</text:p>
            </table:table-cell>
            <table:table-cell table:style-name="TABELA_5f_KM_5f_CENTRO.A1" office:value-type="string">
              <text:p text:style-name="P8">Maio</text:p>
            </table:table-cell>
            <table:table-cell table:style-name="TABELA_5f_KM_5f_CENTRO.A1" office:value-type="string">
              <text:p text:style-name="P8">Jun.</text:p>
            </table:table-cell>
            <table:table-cell table:style-name="TABELA_5f_KM_5f_CENTRO.A1" office:value-type="string">
              <text:p text:style-name="P8">Jul.</text:p>
            </table:table-cell>
            <table:table-cell table:style-name="TABELA_5f_KM_5f_CENTRO.A1" office:value-type="string">
              <text:p text:style-name="P8">Ago.</text:p>
            </table:table-cell>
            <table:table-cell table:style-name="TABELA_5f_KM_5f_CENTRO.A1" office:value-type="string">
              <text:p text:style-name="P8">Set.</text:p>
            </table:table-cell>
            <table:table-cell table:style-name="TABELA_5f_KM_5f_CENTRO.A1" office:value-type="string">
              <text:p text:style-name="P10">Out.</text:p>
            </table:table-cell>
            <table:table-cell table:style-name="TABELA_5f_KM_5f_CENTRO.A1" office:value-type="string">
              <text:p text:style-name="P10">Nov.</text:p>
            </table:table-cell>
            <table:table-cell table:style-name="TABELA_5f_KM_5f_CENTRO.A1" office:value-type="string">
              <text:p text:style-name="P10">Dez.</text:p>
            </table:table-cell>
            <table:table-cell table:style-name="TABELA_5f_KM_5f_CENTRO.N1" office:value-type="string">
              <text:p text:style-name="P10">Total</text:p>
            </table:table-cell>
          </table:table-row>
          <table:table-row>
            <table:table-cell table:style-name="TABELA_5f_KM_5f_CENTRO.A2" office:value-type="string">
              <text:p text:style-name="P14">[NOME]</text:p>
            </table:table-cell>
            <table:table-cell table:style-name="TABELA_5f_KM_5f_CENTRO.A2" office:value-type="string">
              <text:p text:style-name="P16">[01]</text:p>
            </table:table-cell>
            <table:table-cell table:style-name="TABELA_5f_KM_5f_CENTRO.A2" office:value-type="string">
              <text:p text:style-name="P19">[02]</text:p>
            </table:table-cell>
            <table:table-cell table:style-name="TABELA_5f_KM_5f_CENTRO.A2" office:value-type="string">
              <text:p text:style-name="P19">[03]</text:p>
            </table:table-cell>
            <table:table-cell table:style-name="TABELA_5f_KM_5f_CENTRO.A2" office:value-type="string">
              <text:p text:style-name="P19">[04]</text:p>
            </table:table-cell>
            <table:table-cell table:style-name="TABELA_5f_KM_5f_CENTRO.A2" office:value-type="string">
              <text:p text:style-name="P19">[05]</text:p>
            </table:table-cell>
            <table:table-cell table:style-name="TABELA_5f_KM_5f_CENTRO.A2" office:value-type="string">
              <text:p text:style-name="P19">[06]</text:p>
            </table:table-cell>
            <table:table-cell table:style-name="TABELA_5f_KM_5f_CENTRO.A2" office:value-type="string">
              <text:p text:style-name="P19">[07]</text:p>
            </table:table-cell>
            <table:table-cell table:style-name="TABELA_5f_KM_5f_CENTRO.A2" office:value-type="string">
              <text:p text:style-name="P19">[08]</text:p>
            </table:table-cell>
            <table:table-cell table:style-name="TABELA_5f_KM_5f_CENTRO.A2" office:value-type="string">
              <text:p text:style-name="P19">[09]</text:p>
            </table:table-cell>
            <table:table-cell table:style-name="TABELA_5f_KM_5f_CENTRO.A2" office:value-type="string">
              <text:p text:style-name="P19">[10]</text:p>
            </table:table-cell>
            <table:table-cell table:style-name="TABELA_5f_KM_5f_CENTRO.A2" office:value-type="string">
              <text:p text:style-name="P19">[11]</text:p>
            </table:table-cell>
            <table:table-cell table:style-name="TABELA_5f_KM_5f_CENTRO.A2" office:value-type="string">
              <text:p text:style-name="P19">[12]</text:p>
            </table:table-cell>
            <table:table-cell table:style-name="TABELA_5f_KM_5f_CENTRO.N2" office:value-type="string">
              <text:p text:style-name="P19">[TOTAL_C]</text:p>
            </table:table-cell>
          </table:table-row>
        </table:table-header-rows>
        <table:table-row>
          <table:table-cell table:style-name="TABELA_5f_KM_5f_CENTRO.A3" office:value-type="string">
            <text:p text:style-name="P14">[NOME]</text:p>
          </table:table-cell>
          <table:table-cell table:style-name="TABELA_5f_KM_5f_CENTRO.A3" office:value-type="string">
            <text:p text:style-name="P17">[01]</text:p>
          </table:table-cell>
          <table:table-cell table:style-name="TABELA_5f_KM_5f_CENTRO.A3" office:value-type="string">
            <text:p text:style-name="P19">[02]</text:p>
          </table:table-cell>
          <table:table-cell table:style-name="TABELA_5f_KM_5f_CENTRO.A3" office:value-type="string">
            <text:p text:style-name="P19">[03]</text:p>
          </table:table-cell>
          <table:table-cell table:style-name="TABELA_5f_KM_5f_CENTRO.A3" office:value-type="string">
            <text:p text:style-name="P19">[04]</text:p>
          </table:table-cell>
          <table:table-cell table:style-name="TABELA_5f_KM_5f_CENTRO.A3" office:value-type="string">
            <text:p text:style-name="P19">[05]</text:p>
          </table:table-cell>
          <table:table-cell table:style-name="TABELA_5f_KM_5f_CENTRO.A3" office:value-type="string">
            <text:p text:style-name="P19">[06]</text:p>
          </table:table-cell>
          <table:table-cell table:style-name="TABELA_5f_KM_5f_CENTRO.A3" office:value-type="string">
            <text:p text:style-name="P19">[07]</text:p>
          </table:table-cell>
          <table:table-cell table:style-name="TABELA_5f_KM_5f_CENTRO.A3" office:value-type="string">
            <text:p text:style-name="P19">[08]</text:p>
          </table:table-cell>
          <table:table-cell table:style-name="TABELA_5f_KM_5f_CENTRO.A3" office:value-type="string">
            <text:p text:style-name="P19">[09]</text:p>
          </table:table-cell>
          <table:table-cell table:style-name="TABELA_5f_KM_5f_CENTRO.A3" office:value-type="string">
            <text:p text:style-name="P19">[10]</text:p>
          </table:table-cell>
          <table:table-cell table:style-name="TABELA_5f_KM_5f_CENTRO.A3" office:value-type="string">
            <text:p text:style-name="P19">[11]</text:p>
          </table:table-cell>
          <table:table-cell table:style-name="TABELA_5f_KM_5f_CENTRO.A3" office:value-type="string">
            <text:p text:style-name="P19">[12]</text:p>
          </table:table-cell>
          <table:table-cell table:style-name="TABELA_5f_KM_5f_CENTRO.N3" office:value-type="string">
            <text:p text:style-name="P19">[TOTAL_C]</text:p>
          </table:table-cell>
        </table:table-row>
      </table:table>
      <table:table table:name="C_KM_TOTAL" table:style-name="C_5f_KM_5f_TOTAL">
        <table:table-column table:style-name="C_5f_KM_5f_TOTAL.A"/>
        <table:table-column table:style-name="C_5f_KM_5f_TOTAL.B" table:number-columns-repeated="12"/>
        <table:table-column table:style-name="C_5f_KM_5f_TOTAL.N"/>
        <table:table-header-rows>
          <table:table-row>
            <table:table-cell table:style-name="C_5f_KM_5f_TOTAL.A1" office:value-type="string">
              <text:p text:style-name="P12">Total</text:p>
            </table:table-cell>
            <table:table-cell table:style-name="C_5f_KM_5f_TOTAL.A1" office:value-type="string">
              <text:p text:style-name="P13">[T01]</text:p>
            </table:table-cell>
            <table:table-cell table:style-name="C_5f_KM_5f_TOTAL.A1" office:value-type="string">
              <text:p text:style-name="P13">[T02]</text:p>
            </table:table-cell>
            <table:table-cell table:style-name="C_5f_KM_5f_TOTAL.A1" office:value-type="string">
              <text:p text:style-name="P13">[T03]</text:p>
            </table:table-cell>
            <table:table-cell table:style-name="C_5f_KM_5f_TOTAL.A1" office:value-type="string">
              <text:p text:style-name="P13">[T04]</text:p>
            </table:table-cell>
            <table:table-cell table:style-name="C_5f_KM_5f_TOTAL.A1" office:value-type="string">
              <text:p text:style-name="P13">[T05]</text:p>
            </table:table-cell>
            <table:table-cell table:style-name="C_5f_KM_5f_TOTAL.A1" office:value-type="string">
              <text:p text:style-name="P13">[T06]</text:p>
            </table:table-cell>
            <table:table-cell table:style-name="C_5f_KM_5f_TOTAL.A1" office:value-type="string">
              <text:p text:style-name="P13">[T07]</text:p>
            </table:table-cell>
            <table:table-cell table:style-name="C_5f_KM_5f_TOTAL.A1" office:value-type="string">
              <text:p text:style-name="P13">[T08]</text:p>
            </table:table-cell>
            <table:table-cell table:style-name="C_5f_KM_5f_TOTAL.A1" office:value-type="string">
              <text:p text:style-name="P13">[T09]</text:p>
            </table:table-cell>
            <table:table-cell table:style-name="C_5f_KM_5f_TOTAL.A1" office:value-type="string">
              <text:p text:style-name="P13">[T10]</text:p>
            </table:table-cell>
            <table:table-cell table:style-name="C_5f_KM_5f_TOTAL.A1" office:value-type="string">
              <text:p text:style-name="P13">[T11]</text:p>
            </table:table-cell>
            <table:table-cell table:style-name="C_5f_KM_5f_TOTAL.A1" office:value-type="string">
              <text:p text:style-name="P13">[T12]</text:p>
            </table:table-cell>
            <table:table-cell table:style-name="C_5f_KM_5f_TOTAL.N1" office:value-type="string">
              <text:p text:style-name="P15">[TOTAL_G]</text:p>
            </table:table-cell>
          </table:table-row>
        </table:table-header-rows>
      </table:table>
      <text:p text:style-name="P4"/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>
      <style:header>
        <text:p text:style-name="MP2"><draw:frame draw:style-name="Mfr1" draw:name="figura2" text:anchor-type="as-char" svg:width="15.381cm" svg:height="2.681cm" draw:z-index="3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65</meta:editing-cycles>
    <meta:editing-duration>PT09H21M10S</meta:editing-duration>
    <meta:keyword>relatório</meta:keyword>
    <meta:keyword>quilometragem</meta:keyword>
    <dc:date>2010-12-09T21:16:30</dc:date>
    <dc:creator>Hugo Maia Vieira</dc:creator>
    <meta:document-statistic meta:table-count="3" meta:image-count="2" meta:object-count="0" meta:page-count="5" meta:paragraph-count="119" meta:word-count="144" meta:character-count="689"/>
    <meta:user-defined meta:name="Info 1"/>
    <meta:user-defined meta:name="Info 2"/>
    <meta:user-defined meta:name="Info 3"/>
    <meta:user-defined meta:name="Info 4"/>
  </office:meta>
</office:document-meta>
</file>